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6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2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62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1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4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1611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0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2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7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7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6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2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2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3:57:03.10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1$Windows_x86 LibreOffice_project/67f5430184326974072b65403ef1d9d934fc4481</meta:generator>
    <meta:creation-date>2006-08-22T11:19:42</meta:creation-date>
    <dc:date>2014-10-08T13:58:10.687000000</dc:date>
    <meta:editing-cycles>154</meta:editing-cycles>
    <meta:editing-duration>P1DT7H5M22S</meta:editing-duration>
    <meta:print-date>2011-04-05T12:02:08.39</meta:print-date>
    <meta:document-statistic meta:table-count="3" meta:cell-count="6475" meta:object-count="0"/>
    <meta:user-defined meta:name="Info 1"/>
    <meta:user-defined meta:name="Info 2"/>
    <meta:user-defined meta:name="Info 3"/>
    <meta:user-defined meta:name="Info 4"/>
  </office:meta>
</office:document-meta>
</file>